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barsamian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3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otalcharge</text:p>
          </table:table-cell>
          <table:table-cell table:number-columns-repeated="3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t. Charge</text:p>
          </table:table-cell>
          <table:table-cell table:formula="of:=[.B5]/[.B3]" office:value-type="float" office:value="-0.5" calcext:value-type="float">
            <text:p>-0.5</text:p>
          </table:table-cell>
          <table:table-cell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. Mass</text:p>
          </table:table-cell>
          <table:table-cell table:formula="of:=[.B6]/[.B3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ll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ll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bcells</text:p>
          </table:table-cell>
          <table:table-cell table:formula="of:=[.B13]*[.B12]*[.B11]" office:value-type="float" office:value="16" calcext:value-type="float">
            <text:p>16</text:p>
          </table:table-cell>
          <table:table-cell/>
          <table:table-cell table:formula="of:=[.D13]*[.D12]*[.D11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ange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ange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angez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table:formula="of:=[.B17]*[.B16]*[.B15]" office:value-type="float" office:value="10648" calcext:value-type="float">
            <text:p>10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</text:p>
          </table:table-cell>
          <table:table-cell table:formula="of:=[.B15]/[.B11]"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table:formula="of:=[.B16]/[.B12]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z</text:p>
          </table:table-cell>
          <table:table-cell table:formula="of:=[.B17]/[.B13]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ellvolume</text:p>
          </table:table-cell>
          <table:table-cell table:formula="of:=[.B19]*[.B20]*[.B21]" office:value-type="float" office:value="665.5" calcext:value-type="float">
            <text:p>66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_over_dx</text:p>
          </table:table-cell>
          <table:table-cell table:formula="of:=[.B4]/[.B19]" office:value-type="float" office:value="0.00181818181818182" calcext:value-type="float">
            <text:p>0.0018181818</text:p>
          </table:table-cell>
          <table:table-cell/>
          <table:table-cell office:value-type="float" office:value="0.001818" calcext:value-type="float">
            <text:p>0.001818</text:p>
          </table:table-cell>
          <table:table-cell/>
        </table:table-row>
        <table:table-row table:style-name="ro1">
          <table:table-cell office:value-type="string" calcext:value-type="string">
            <text:p>dt_q_over_m</text:p>
          </table:table-cell>
          <table:table-cell table:formula="of:=[.B4]*[.B5]/[.B6]" office:value-type="float" office:value="-0.01" calcext:value-type="float">
            <text:p>-0.01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ight</text:p>
          </table:table-cell>
          <table:table-cell table:formula="of:=[.B15]*[.B16]*[.B17]/[.B3]" office:value-type="float" office:value="5324" calcext:value-type="float">
            <text:p>5324</text:p>
          </table:table-cell>
          <table:table-cell/>
          <table:table-cell office:value-type="float" office:value="5324" calcext:value-type="float">
            <text:p>5324</text:p>
          </table:table-cell>
          <table:table-cell/>
        </table:table-row>
        <table:table-row table:style-name="ro1">
          <table:table-cell office:value-type="string" calcext:value-type="string">
            <text:p>chargefactor</text:p>
          </table:table-cell>
          <table:table-cell table:formula="of:=[.B26]/[.B22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fieldfactor</text:p>
          </table:table-cell>
          <table:table-cell table:formula="of:=[.B24]*[.B23]" office:value-type="float" office:value="-0.0000181818181818182" calcext:value-type="float">
            <text:p>-1.81818181818182E-05</text:p>
          </table:table-cell>
          <table:table-cell/>
          <table:table-cell office:value-type="float" office:value="0.0000181818" calcext:value-type="float">
            <text:p>1.81818E-0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ieldx</text:p>
          </table:table-cell>
          <table:table-cell table:number-columns-repeated="2" table:style-name="ce1" office:value-type="float" office:value="0.140175" calcext:value-type="float">
            <text:p>0.140175</text:p>
          </table:table-cell>
          <table:table-cell table:style-name="ce2"/>
          <table:table-cell table:formula="of:=[.D32]*(-[.D5])/[.D3]/[.D27]/[.D28]" office:value-type="float" office:value="0.140147015147015" calcext:value-type="float">
            <text:p>0.1401470151</text:p>
          </table:table-cell>
        </table:table-row>
        <table:table-row table:style-name="ro1">
          <table:table-cell office:value-type="string" calcext:value-type="string">
            <text:p>fieldx scaled</text:p>
          </table:table-cell>
          <table:table-cell table:style-name="ce2" table:number-columns-repeated="2"/>
          <table:table-cell table:style-name="ce1" office:value-type="float" office:value="0.00004077" calcext:value-type="float">
            <text:p>0.00004077</text:p>
          </table:table-cell>
          <table:table-cell/>
        </table:table-row>
        <table:table-row table:style-name="ro1" table:number-rows-repeated="2">
          <table:table-cell/>
          <table:table-cell table:style-name="ce2"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accelx</text:p>
          </table:table-cell>
          <table:table-cell table:formula="of:=[.B31]*[.B8]/[.B9]" office:value-type="float" office:value="-0.140175" calcext:value-type="float">
            <text:p>-0.140175</text:p>
          </table:table-cell>
          <table:table-cell table:formula="of:=[.C31]*[.C8]/[.C9]" office:value-type="float" office:value="-0.140175" calcext:value-type="float">
            <text:p>-0.14017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apfrog</text:p>
          </table:table-cell>
          <table:table-cell table:number-columns-repeated="3"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string" calcext:value-type="string">
            <text:p>leapfrog dt</text:p>
          </table:table-cell>
          <table:table-cell table:formula="of:=[.B37]*[.B4]" office:value-type="float" office:value="-0.005" calcext:value-type="float">
            <text:p>-0.005</text:p>
          </table:table-cell>
          <table:table-cell table:formula="of:=[.C37]*[.C4]" office:value-type="float" office:value="-0.005" calcext:value-type="float">
            <text:p>-0.005</text:p>
          </table:table-cell>
          <table:table-cell table:formula="of:=[.D37]*[.D4]" office:value-type="float" office:value="-0.005" calcext:value-type="float">
            <text:p>-0.005</text:p>
          </table:table-cell>
          <table:table-cell/>
        </table:table-row>
        <table:table-row table:style-name="ro1">
          <table:table-cell office:value-type="string" calcext:value-type="string">
            <text:p>deltavx</text:p>
          </table:table-cell>
          <table:table-cell table:formula="of:=[.B35]*[.B38]" office:value-type="float" office:value="0.000700875" calcext:value-type="float">
            <text:p>0.000700875</text:p>
          </table:table-cell>
          <table:table-cell table:formula="of:=[.C38]*[.C35]" office:value-type="float" office:value="0.000700875" calcext:value-type="float">
            <text:p>0.000700875</text:p>
          </table:table-cell>
          <table:table-cell/>
          <table:table-cell table:formula="of:=[.E40]*(-[.D5])/[.D3]/[.D27]/[.D28]" office:value-type="float" office:value="-0.0700735075735076" calcext:value-type="float">
            <text:p>-0.0700735076</text:p>
          </table:table-cell>
        </table:table-row>
        <table:table-row table:style-name="ro1">
          <table:table-cell office:value-type="string" calcext:value-type="string">
            <text:p>deltavx_raw</text:p>
          </table:table-cell>
          <table:table-cell table:number-columns-repeated="2"/>
          <table:table-cell table:style-name="ce3" office:value-type="float" office:value="0.00002038" calcext:value-type="float">
            <text:p>0.00002038</text:p>
          </table:table-cell>
          <table:table-cell table:formula="of:=[.D32]*[.D37]" office:value-type="float" office:value="-0.000020385" calcext:value-type="float">
            <text:p>-0.000020385</text:p>
          </table:table-cell>
        </table:table-row>
        <table:table-row table:style-name="ro1">
          <table:table-cell office:value-type="string" calcext:value-type="string">
            <text:p>deltavx*dtoverdx</text:p>
          </table:table-cell>
          <table:table-cell table:formula="of:=[.B39]*[.B23]" office:value-type="float" office:value="0.00000127431818181818" calcext:value-type="float">
            <text:p>1.2743181818181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vx_raw/dtoverdx</text:p>
          </table:table-cell>
          <table:table-cell table:number-columns-repeated="2"/>
          <table:table-cell table:formula="of:=[.D40]/[.D23]" office:value-type="float" office:value="0.0112101210121012" calcext:value-type="float">
            <text:p>0.011210121</text:p>
          </table:table-cell>
          <table:table-cell/>
        </table:table-row>
        <table:table-row table:style-name="ro1">
          <table:table-cell office:value-type="string" calcext:value-type="string">
            <text:p>deltavx_raw/dtoverdx/nbcells</text:p>
          </table:table-cell>
          <table:table-cell table:number-columns-repeated="2"/>
          <table:table-cell table:style-name="ce4" table:formula="of:=[.D40]/[.D14]/[.D23]" office:value-type="float" office:value="0.000700632563256326" calcext:value-type="float">
            <text:p>0.00070063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vx</text:p>
          </table:table-cell>
          <table:table-cell table:number-columns-repeated="3" table:style-name="ce1" office:value-type="float" office:value="0.0885394" calcext:value-type="float">
            <text:p>0.0885394</text:p>
          </table:table-cell>
          <table:table-cell/>
        </table:table-row>
        <table:table-row table:style-name="ro1">
          <table:table-cell office:value-type="string" calcext:value-type="string">
            <text:p>newvx</text:p>
          </table:table-cell>
          <table:table-cell table:formula="of:=[.B45]+[.B39]" office:value-type="float" office:value="0.089240275" calcext:value-type="float">
            <text:p>0.089240275</text:p>
          </table:table-cell>
          <table:table-cell table:formula="of:=[.C45]+[.C39]" office:value-type="float" office:value="0.089240275" calcext:value-type="float">
            <text:p>0.08924027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talvx/dtoverdx</text:p>
          </table:table-cell>
          <table:table-cell table:formula="of:=[.B39]/[.B23]" office:value-type="float" office:value="0.38548125" calcext:value-type="float">
            <text:p>0.3854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vx/dtoverdx</text:p>
          </table:table-cell>
          <table:table-cell table:formula="of:=[.B45]/[.B23]" office:value-type="float" office:value="48.69667" calcext:value-type="float">
            <text:p>48.69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vx/dtoverd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3:22:26.977984639</meta:creation-date>
    <meta:generator>LibreOffice/5.1.6.2$Linux_X86_64 LibreOffice_project/10m0$Build-2</meta:generator>
    <dc:date>2022-02-24T17:24:17.341451495</dc:date>
    <meta:editing-duration>PT29M47S</meta:editing-duration>
    <meta:editing-cycles>9</meta:editing-cycles>
    <meta:document-statistic meta:table-count="1" meta:cell-count="116" meta:object-count="0"/>
  </office:meta>
</office:document-meta>
</file>